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style:text-properties fo:color="#4f9e00" style:font-name="Abyssinica SIL" fo:font-size="40pt" style:font-size-asian="40pt" style:font-size-complex="40pt"/>
    </style:style>
    <style:style style:name="P2" style:family="paragraph">
      <loext:graphic-properties draw:fill-color="#ffffff"/>
      <style:text-properties fo:color="#4f9e00" style:font-name="Abyssinica SIL"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color="#4f9e00" style:font-name="Abyssinica SIL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MS : Delivrou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<text:span text:style-name="T1">Site de vente de livres en lign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00:40:39.792889279</meta:creation-date>
    <meta:editing-duration>P0D</meta:editing-duration>
    <meta:editing-cycles>1</meta:editing-cycles>
    <meta:generator>LibreOffice/5.4.5.1$Linux_X86_64 LibreOffice_project/40$Build-1</meta:generator>
    <dc:title>Bright Blue</dc:title>
    <meta:document-statistic meta:object-count="26"/>
  </office:meta>
</office:document-meta>
</file>